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7.685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fo:min-height="3.256cm"/>
    </style:style>
    <style:style style:name="pr4" style:family="presentation" style:parent-style-name="Standard-subtitle">
      <style:graphic-properties draw:fill-color="#ffffff"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subtitle">
      <style:graphic-properties draw:fill-color="#ffffff" fo:min-height="13.61cm"/>
    </style:style>
    <style:style style:name="pr7" style:family="presentation" style:parent-style-name="Standard-subtitle">
      <style:graphic-properties draw:fill-color="#ffffff" draw:auto-grow-height="true" fo:min-height="17.936cm"/>
    </style:style>
    <style:style style:name="P1" style:family="paragraph">
      <style:text-properties fo:font-family="Courier" style:font-family-generic="modern" style:font-pitch="fixed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Trebuchet MS'" style:font-family-generic="swiss" style:font-pitch="variable"/>
    </style:style>
    <style:style style:name="P3" style:family="paragraph">
      <style:text-properties fo:font-family="Courier" style:font-family-generic="modern" style:font-pitch="fixe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ourier" style:font-family-generic="modern" style:font-pitch="fixed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family="Courier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Trebuchet MS'" style:font-family-generic="swiss" style:font-pitch="variable"/>
    </style:style>
    <style:style style:name="T3" style:family="text">
      <style:text-properties fo:font-family="Courier" style:font-family-generic="modern" style:font-pitch="fixed"/>
    </style:style>
    <style:style style:name="T4" style:family="text">
      <style:text-properties fo:font-family="Courier" style:font-family-generic="modern" style:font-pitch="fixed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fo:font-family="Courier" style:font-family-generic="modern" style:font-pitch="fixed" fo:font-style="italic" style:font-style-asian="italic" style:font-style-complex="italic"/>
    </style:style>
    <style:style style:name="T6" style:family="text">
      <style:text-properties fo:font-family="Courier" style:font-family-generic="modern" style:font-pitch="fixed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family="Courier" style:font-family-generic="modern" style:font-pitch="fixed" fo:font-weight="bold" style:font-weight-asian="bold" style:font-weight-complex="bold"/>
    </style:style>
    <style:style style:name="T8" style:family="text">
      <style:text-properties fo:font-family="Courier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family="Courier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family="Courier" style:font-family-generic="modern" style:font-pitch="fixed" style:text-underline-style="solid" style:text-underline-width="auto" style:text-underline-color="font-color"/>
    </style:style>
    <style:style style:name="T11" style:family="text">
      <style:text-properties fo:font-family="Courier" style:font-family-generic="modern" style:font-pitch="fixed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family="Courier" style:font-family-generic="modern" style:font-pitch="fixed" style:text-underline-style="none"/>
    </style:style>
    <style:style style:name="T13" style:family="text">
      <style:text-properties fo:font-family="Courier" style:font-family-generic="modern" style:font-pitch="fixed" fo:font-size="28pt" style:font-size-asian="28pt" style:font-size-complex="28pt"/>
    </style:style>
    <style:style style:name="T14" style:family="text">
      <style:text-properties fo:font-family="Courier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family="Courier" style:font-family-generic="modern" style:font-pitch="fixed"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family="Courier" style:font-family-generic="modern" style:font-pitch="fixed" fo:font-size="28pt" style:text-underline-style="none" style:font-size-asian="28pt" style:font-size-complex="28pt"/>
    </style:style>
    <style:style style:name="T17" style:family="text">
      <style:text-properties fo:font-family="Courier" style:font-family-generic="modern" style:font-pitch="fixed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$.fn.kwi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text-style-name="P2" draw:layer="layout" svg:width="25.199cm" svg:height="3.256cm" svg:x="1.4cm" svg:y="0.962cm" presentation:class="title">
          <draw:text-box>
            <text:p><text:span text:style-name="T2">Filename Spec</text:span></text:p>
          </draw:text-box>
        </draw:frame>
        <draw:frame presentation:style-name="pr4" draw:text-style-name="P3" draw:layer="layout" svg:width="25.199cm" svg:height="13.609cm" svg:x="1.4cm" svg:y="5.039cm" presentation:class="subtitle" presentation:user-transformed="true">
          <draw:text-box>
            <text:p><text:span text:style-name="T3">jquery.</text:span><text:span text:style-name="T4">kwick</text:span><text:span text:style-name="T3">.j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layer="layout" svg:width="25.199cm" svg:height="3.256cm" svg:x="1.4cm" svg:y="0.962cm" presentation:class="title">
          <draw:text-box>
            <text:p><text:span text:style-name="T2">No Conflict Mode</text:span></text:p>
          </draw:text-box>
        </draw:frame>
        <draw:frame presentation:style-name="pr4" draw:text-style-name="P4" draw:layer="layout" svg:width="25.199cm" svg:height="13.609cm" svg:x="1.4cm" svg:y="5.039cm" presentation:class="subtitle">
          <draw:text-box>
            <text:p text:style-name="P4"><text:span text:style-name="T5">$</text:span><text:span text:style-name="T3"> </text:span></text:p>
            <text:p text:style-name="P4"><text:span text:style-name="T3">== </text:span></text:p>
            <text:p text:style-name="P4"><text:span text:style-name="T6">jQuery</text:span><text:span text:style-name="T3"> </text:span></text:p>
            <text:p text:style-name="P4"><text:span text:style-name="T3">== </text:span></text:p>
            <text:p text:style-name="P4"><text:span text:style-name="T3">window.</text:span><text:span text:style-name="T5">$</text:span><text:span text:style-name="T3"> </text:span></text:p>
            <text:p text:style-name="P4"><text:span text:style-name="T3">== </text:span></text:p>
            <text:p text:style-name="P4"><text:span text:style-name="T3">window.</text:span><text:span text:style-name="T5">jQue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3" draw:text-style-name="P2" draw:layer="layout" svg:width="25.199cm" svg:height="3.256cm" svg:x="1.4cm" svg:y="0.962cm" presentation:class="title">
          <draw:text-box>
            <text:p><text:span text:style-name="T2">No Conflict Mode</text:span></text:p>
          </draw:text-box>
        </draw:frame>
        <draw:frame presentation:style-name="pr4" draw:layer="layout" svg:width="25.199cm" svg:height="13.609cm" svg:x="1.4cm" svg:y="5.039cm" presentation:class="subtitle" presentation:user-transformed="true">
          <draw:text-box>
            <text:p text:style-name="P5"><text:span text:style-name="T5">jQuery</text:span><text:span text:style-name="T3">.noConflict();</text:span></text:p>
            <text:p text:style-name="P5"><text:span text:style-name="T3">// </text:span><text:span text:style-name="T5">$</text:span><text:span text:style-name="T3"> !== </text:span><text:span text:style-name="T5">jQuery</text:span></text:p>
            <text:p text:style-name="P5"><text:span text:style-name="T3">// </text:span><text:span text:style-name="T5">$</text:span><text:span text:style-name="T3"> === e.g. PrototypeJS</text:span></text:p>
            <text:p text:style-name="P5"><text:span text:style-name="T3"/></text:p>
            <text:p text:style-name="P5"><text:span text:style-name="T3">(</text:span><text:span text:style-name="T7">function</text:span><text:span text:style-name="T3">(</text:span><text:span text:style-name="T5">$</text:span><text:span text:style-name="T3">) {</text:span></text:p>
            <text:p text:style-name="P5"><text:span text:style-name="T3"/></text:p>
            <text:p text:style-name="P5"><text:span text:style-name="T3"><text:s text:c="2"/></text:span><text:span text:style-name="T3">// </text:span><text:span text:style-name="T5">$</text:span><text:span text:style-name="T3"> === </text:span><text:span text:style-name="T5">jQuery</text:span></text:p>
            <text:p text:style-name="P5"><text:span text:style-name="T3"><text:s text:c="2"/></text:span><text:span text:style-name="T3">// …</text:span></text:p>
            <text:p text:style-name="P5"><text:span text:style-name="T3"/></text:p>
            <text:p text:style-name="P5"><text:span text:style-name="T3">})(</text:span><text:span text:style-name="T5">jQuery</text:span><text:span text:style-name="T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3" draw:text-style-name="P2" draw:layer="layout" svg:width="25.199cm" svg:height="3.256cm" svg:x="1.4cm" svg:y="0.962cm" presentation:class="title">
          <draw:text-box>
            <text:p><text:span text:style-name="T2">Wrapped Sets</text:span></text:p>
          </draw:text-box>
        </draw:frame>
        <draw:frame presentation:style-name="pr4" draw:layer="layout" svg:width="25.199cm" svg:height="13.609cm" svg:x="1.4cm" svg:y="5.039cm" presentation:class="subtitle" presentation:user-transformed="true">
          <draw:text-box>
            <text:p text:style-name="P5"><text:span text:style-name="T8">var</text:span><text:span text:style-name="T3"> $wrappedSet;</text:span></text:p>
            <text:p text:style-name="P5"><text:span text:style-name="T3">$wrappedSet = </text:span><text:span text:style-name="T5">$</text:span><text:span text:style-name="T3">("div");</text:span></text:p>
            <text:p text:style-name="P5"><text:span text:style-name="T3">console.debug($wrappedSet); // […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3" draw:layer="layout" svg:width="25.199cm" svg:height="3.256cm" svg:x="1.4cm" svg:y="0.962cm" presentation:class="title">
          <draw:text-box>
            <text:p><text:span text:style-name="T2">Wrapped Sets</text:span></text:p>
          </draw:text-box>
        </draw:frame>
        <draw:frame presentation:style-name="pr4" draw:layer="layout" svg:width="25.199cm" svg:height="13.609cm" svg:x="1.4cm" svg:y="5.039cm" presentation:class="subtitle" presentation:user-transformed="true">
          <draw:text-box>
            <text:p text:style-name="P5"><text:span text:style-name="T3">// fluent interface</text:span></text:p>
            <text:p text:style-name="P5"><text:span text:style-name="T3"/></text:p>
            <text:p text:style-name="P5"><text:span text:style-name="T3">$wrappedSet.find("a") // </text:span><text:span text:style-name="T9">!!!</text:span></text:p>
            <text:p text:style-name="P5"><text:span text:style-name="T3"><text:s text:c="11"/></text:span><text:span text:style-name="T3">.hide()</text:span></text:p>
            <text:p text:style-name="P5"><text:span text:style-name="T3"><text:s text:c="11"/></text:span><text:span text:style-name="T3">.filter(".ignore") // </text:span><text:span text:style-name="T9">!!!</text:span></text:p>
            <text:p text:style-name="P5"><text:span text:style-name="T3"><text:s text:c="13"/></text:span><text:span text:style-name="T3">.click(</text:span><text:span text:style-name="T7">function</text:span><text:span text:style-name="T3">() { … })</text:span></text:p>
            <text:p text:style-name="P5"><text:span text:style-name="T3"><text:s text:c="13"/></text:span><text:span text:style-name="T3">.end() // </text:span><text:span text:style-name="T9">!!!</text:span></text:p>
            <text:p text:style-name="P5"><text:span text:style-name="T3"><text:s text:c="11"/></text:span><text:span text:style-name="T3">.show()</text:span></text:p>
            <text:p text:style-name="P5"><text:span text:style-name="T3"><text:s text:c="11"/></text:span><text:span text:style-name="T3">.end(); // </text:span><text:span text:style-name="T9">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3" draw:layer="layout" svg:width="25.199cm" svg:height="3.256cm" svg:x="1.4cm" svg:y="0.962cm" presentation:class="title">
          <draw:text-box>
            <text:p><text:span text:style-name="T2">Wrapped Sets</text:span></text:p>
          </draw:text-box>
        </draw:frame>
        <draw:frame presentation:style-name="pr6" draw:layer="layout" svg:width="25.199cm" svg:height="13.61cm" svg:x="1.4cm" svg:y="5.039cm" presentation:class="subtitle" presentation:user-transformed="true">
          <draw:text-box>
            <text:p text:style-name="P5"><text:span text:style-name="T3">// state chaining</text:span></text:p>
            <text:p text:style-name="P5"><text:span text:style-name="T3"/></text:p>
            <text:p text:style-name="P5"><text:span text:style-name="T3">1. WS: &lt;div&gt; → find("a") → </text:span></text:p>
            <text:p text:style-name="P5"><text:span text:style-name="T3">2. WS: &lt;a&gt; → filter(".ignore") →</text:span></text:p>
            <text:p text:style-name="P5"><text:span text:style-name="T3">3. WS: &lt;a&gt; // ausser class="ignore"</text:span></text:p>
            <text:p text:style-name="P5"><text:span text:style-name="T3"/></text:p>
            <text:p text:style-name="P5"><text:span text:style-name="T3">3. WS → end() 2. WS → end() 1. W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presentation:style-name="pr3" draw:layer="layout" svg:width="25.199cm" svg:height="3.256cm" svg:x="1.4cm" svg:y="0.962cm" presentation:class="title">
          <draw:text-box>
            <text:p><text:span text:style-name="T2">Api Spec – Wrapped Set Function</text:span></text:p>
          </draw:text-box>
        </draw:frame>
        <draw:frame presentation:style-name="pr4" draw:layer="layout" svg:width="25.199cm" svg:height="14.691cm" svg:x="1.4cm" svg:y="4.498cm" presentation:class="subtitle" presentation:user-transformed="true">
          <draw:text-box>
            <text:p text:style-name="P5"><text:span text:style-name="T3">(</text:span><text:span text:style-name="T7">function</text:span><text:span text:style-name="T3">(</text:span><text:span text:style-name="T5">$</text:span><text:span text:style-name="T3">) {</text:span></text:p>
            <text:p text:style-name="P5"><text:span text:style-name="T3"><text:s text:c="2"/></text:span><text:span text:style-name="T3">/**</text:span></text:p>
            <text:p text:style-name="P5"><text:span text:style-name="T3"><text:s text:c="3"/></text:span><text:span text:style-name="T3">* $("div").hide()</text:span></text:p>
            <text:p text:style-name="P5"><text:span text:style-name="T3"><text:s text:c="3"/></text:span><text:span text:style-name="T3">* <text:s text:c="8"/>.</text:span><text:span text:style-name="T10">kwick</text:span><text:span text:style-name="T3">WrappedSet()</text:span></text:p>
            <text:p text:style-name="P5"><text:span text:style-name="T3"><text:s text:c="3"/></text:span><text:span text:style-name="T3">* <text:s text:c="8"/>.show();</text:span></text:p>
            <text:p text:style-name="P5"><text:span text:style-name="T3"><text:s text:c="3"/></text:span><text:span text:style-name="T3">*/</text:span></text:p>
            <text:p text:style-name="P5"><text:span text:style-name="T3"><text:s text:c="2"/></text:span><text:span text:style-name="T5">$</text:span><text:span text:style-name="T3">.</text:span><text:span text:style-name="T6">fn</text:span><text:span text:style-name="T3">.</text:span><text:span text:style-name="T10">kwick</text:span><text:span text:style-name="T3">WrappedSet = </text:span><text:span text:style-name="T7">function</text:span><text:span text:style-name="T3">() {</text:span></text:p>
            <text:p text:style-name="P5"><text:span text:style-name="T3"><text:s text:c="4"/></text:span><text:span text:style-name="T3">this.remove("a");</text:span></text:p>
            <text:p text:style-name="P5"><text:span text:style-name="T3"><text:s text:c="4"/></text:span><text:span text:style-name="T3">// …</text:span></text:p>
            <text:p text:style-name="P5"><text:span text:style-name="T3"/></text:p>
            <text:p text:style-name="P5"><text:span text:style-name="T3"><text:s text:c="4"/></text:span><text:span text:style-name="T7">return</text:span><text:span text:style-name="T3"> </text:span><text:span text:style-name="T7">this</text:span><text:span text:style-name="T3">; // </text:span><text:span text:style-name="T4">fluent</text:span><text:span text:style-name="T11"> </text:span><text:span text:style-name="T4">interface</text:span></text:p>
            <text:p text:style-name="P5"><text:span text:style-name="T3"><text:s text:c="2"/></text:span><text:span text:style-name="T3">};</text:span></text:p>
            <text:p text:style-name="P5"><text:span text:style-name="T3">})(</text:span><text:span text:style-name="T5">jQuery</text:span><text:span text:style-name="T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presentation:style-name="pr3" draw:layer="layout" svg:width="25.199cm" svg:height="3.256cm" svg:x="1.4cm" svg:y="0.962cm" presentation:class="title">
          <draw:text-box>
            <text:p><text:span text:style-name="T2">Api Spec – Utility Function</text:span></text:p>
          </draw:text-box>
        </draw:frame>
        <draw:frame presentation:style-name="pr4" draw:layer="layout" svg:width="25.199cm" svg:height="13.609cm" svg:x="1.4cm" svg:y="5.039cm" presentation:class="subtitle" presentation:user-transformed="true">
          <draw:text-box>
            <text:p text:style-name="P5"><text:span text:style-name="T3">(</text:span><text:span text:style-name="T7">function</text:span><text:span text:style-name="T3">(</text:span><text:span text:style-name="T5">$</text:span><text:span text:style-name="T3">) {</text:span></text:p>
            <text:p text:style-name="P5"><text:span text:style-name="T3"><text:s/></text:span></text:p>
            <text:p text:style-name="P5"><text:span text:style-name="T3"><text:s text:c="2"/></text:span><text:span text:style-name="T3">/**</text:span></text:p>
            <text:p text:style-name="P5"><text:span text:style-name="T3"><text:s text:c="3"/></text:span><text:span text:style-name="T3">* $.kwickUtil({});</text:span></text:p>
            <text:p text:style-name="P5"><text:span text:style-name="T3"><text:s text:c="3"/></text:span><text:span text:style-name="T3">*/</text:span></text:p>
            <text:p text:style-name="P5"><text:span text:style-name="T3"><text:s text:c="2"/></text:span><text:span text:style-name="T5">$</text:span><text:span text:style-name="T3">.</text:span><text:span text:style-name="T10">kwick</text:span><text:span text:style-name="T3">Util = </text:span><text:span text:style-name="T7">function</text:span><text:span text:style-name="T3">(opt) {</text:span></text:p>
            <text:p text:style-name="P5"><text:span text:style-name="T3"><text:s text:c="4"/></text:span><text:span text:style-name="T3">// …</text:span></text:p>
            <text:p text:style-name="P5"><text:span text:style-name="T3"><text:s text:c="2"/></text:span><text:span text:style-name="T3">};</text:span></text:p>
            <text:p text:style-name="P5"><text:span text:style-name="T3"/></text:p>
            <text:p text:style-name="P5"><text:span text:style-name="T3">})(</text:span><text:span text:style-name="T5">jQuery</text:span><text:span text:style-name="T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frame presentation:style-name="pr3" draw:text-style-name="P2" draw:layer="layout" svg:width="25.199cm" svg:height="3.256cm" svg:x="1.4cm" svg:y="0.962cm" presentation:class="title">
          <draw:text-box>
            <text:p><text:span text:style-name="T2">Api Spec – Private Stuff</text:span></text:p>
          </draw:text-box>
        </draw:frame>
        <draw:frame presentation:style-name="pr4" draw:text-style-name="P6" draw:layer="layout" svg:width="25.199cm" svg:height="14.691cm" svg:x="1.4cm" svg:y="4.498cm" presentation:class="subtitle" presentation:user-transformed="true">
          <draw:text-box>
            <text:p text:style-name="P5"><text:span text:style-name="T3">(</text:span><text:span text:style-name="T7">function</text:span><text:span text:style-name="T3">(</text:span><text:span text:style-name="T5">$</text:span><text:span text:style-name="T3">) {</text:span></text:p>
            <text:p text:style-name="P5"><text:span text:style-name="T3"><text:s text:c="2"/></text:span><text:span text:style-name="T7">var</text:span><text:span text:style-name="T3"> privateVar = {};</text:span></text:p>
            <text:p text:style-name="P5"><text:span text:style-name="T3"/></text:p>
            <text:p text:style-name="P5"><text:span text:style-name="T3"><text:s text:c="2"/></text:span><text:span text:style-name="T7">function</text:span><text:span text:style-name="T3"> privateHelper() { // … }</text:span></text:p>
            <text:p text:style-name="P5"><text:span text:style-name="T3"/></text:p>
            <text:p text:style-name="P5"><text:span text:style-name="T3"><text:s text:c="2"/></text:span><text:span text:style-name="T5">$</text:span><text:span text:style-name="T3">.</text:span><text:span text:style-name="T10">kwick</text:span><text:span text:style-name="T3">Util = </text:span><text:span text:style-name="T7">function</text:span><text:span text:style-name="T3">(opt) {</text:span></text:p>
            <text:p text:style-name="P5"><text:span text:style-name="T3"><text:s text:c="4"/></text:span><text:span text:style-name="T3">// …</text:span></text:p>
            <text:p text:style-name="P5"><text:span text:style-name="T3"><text:s text:c="2"/></text:span><text:span text:style-name="T3">};</text:span></text:p>
            <text:p text:style-name="P5"><text:span text:style-name="T3"><text:s text:c="2"/></text:span><text:span text:style-name="T5">$</text:span><text:span text:style-name="T3">.</text:span><text:span text:style-name="T5">fn</text:span><text:span text:style-name="T3">.</text:span><text:span text:style-name="T10">kwick</text:span><text:span text:style-name="T3">WrappedSet = </text:span><text:span text:style-name="T7">function</text:span><text:span text:style-name="T3">() {</text:span></text:p>
            <text:p text:style-name="P5"><text:span text:style-name="T3"><text:s text:c="4"/></text:span><text:span text:style-name="T3">// …</text:span></text:p>
            <text:p text:style-name="P5"><text:span text:style-name="T3"><text:s text:c="4"/></text:span><text:span text:style-name="T7">return</text:span><text:span text:style-name="T3"> </text:span><text:span text:style-name="T7">this</text:span><text:span text:style-name="T3">;</text:span></text:p>
            <text:p text:style-name="P5"><text:span text:style-name="T3"><text:s text:c="2"/></text:span><text:span text:style-name="T3">};</text:span></text:p>
            <text:p text:style-name="P5"><text:span text:style-name="T3">})(</text:span><text:span text:style-name="T5">jQuery</text:span><text:span text:style-name="T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2">Api Spec – Options</text:span></text:p>
          </draw:text-box>
        </draw:frame>
        <draw:frame presentation:style-name="pr4" draw:layer="layout" svg:width="27.114cm" svg:height="13.609cm" svg:x="0.365cm" svg:y="5.039cm" presentation:class="subtitle" presentation:user-transformed="true">
          <draw:text-box>
            <text:p text:style-name="P5"><text:span text:style-name="T3">(</text:span><text:span text:style-name="T7">function</text:span><text:span text:style-name="T3">(</text:span><text:span text:style-name="T5">$</text:span><text:span text:style-name="T3">) {</text:span></text:p>
            <text:p text:style-name="P5"><text:span text:style-name="T3"><text:s text:c="2"/></text:span><text:span text:style-name="T5">$</text:span><text:span text:style-name="T3">.</text:span><text:span text:style-name="T5">fn</text:span><text:span text:style-name="T3">.kwickWrappedSet = </text:span><text:span text:style-name="T7">function</text:span><text:span text:style-name="T3">(</text:span><text:span text:style-name="T12">opt</text:span><text:span text:style-name="T3">) {</text:span></text:p>
            <text:p text:style-name="P5"><text:span text:style-name="T3"><text:s text:c="4"/></text:span><text:span text:style-name="T7">var</text:span><text:span text:style-name="T3"> options = </text:span><text:span text:style-name="T5">$</text:span><text:span text:style-name="T3">.extend({</text:span></text:p>
            <text:p text:style-name="P5"><text:span text:style-name="T3"><text:s text:c="6"/></text:span><text:span text:style-name="T3">width: 200, // defaults</text:span></text:p>
            <text:p text:style-name="P5"><text:span text:style-name="T3"><text:s text:c="6"/></text:span><text:span text:style-name="T3">height: 100</text:span></text:p>
            <text:p text:style-name="P5"><text:span text:style-name="T3"><text:s text:c="4"/></text:span><text:span text:style-name="T3">}, </text:span><text:span text:style-name="T12">opt</text:span><text:span text:style-name="T3"> || {}); // catch undefined</text:span></text:p>
            <text:p text:style-name="P5"><text:span text:style-name="T3"/></text:p>
            <text:p text:style-name="P5"><text:span text:style-name="T3"><text:s text:c="4"/></text:span><text:span text:style-name="T7">return</text:span><text:span text:style-name="T3"> </text:span><text:span text:style-name="T7">this</text:span><text:span text:style-name="T3">;</text:span></text:p>
            <text:p text:style-name="P5"><text:span text:style-name="T3"><text:s text:c="2"/></text:span><text:span text:style-name="T3">};</text:span></text:p>
            <text:p text:style-name="P5"><text:span text:style-name="T3">})(</text:span><text:span text:style-name="T5">jQuery</text:span><text:span text:style-name="T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draw:frame presentation:style-name="pr3" draw:layer="layout" svg:width="25.199cm" svg:height="3.256cm" svg:x="1.4cm" svg:y="0.962cm" presentation:class="title" presentation:user-transformed="true">
          <draw:text-box>
            <text:p><text:span text:style-name="T2">Api Spec – Default Options</text:span></text:p>
          </draw:text-box>
        </draw:frame>
        <draw:frame presentation:style-name="pr4" draw:text-style-name="P7" draw:layer="layout" svg:width="26.125cm" svg:height="14.791cm" svg:x="0.839cm" svg:y="4.448cm" presentation:class="subtitle" presentation:user-transformed="true">
          <draw:text-box>
            <text:p text:style-name="P5"><text:span text:style-name="T13">(</text:span><text:span text:style-name="T14">function</text:span><text:span text:style-name="T13">(</text:span><text:span text:style-name="T15">$</text:span><text:span text:style-name="T13">) {</text:span></text:p>
            <text:p text:style-name="P5"><text:span text:style-name="T13"><text:s text:c="2"/></text:span><text:span text:style-name="T15">$</text:span><text:span text:style-name="T13">.</text:span><text:span text:style-name="T15">fn</text:span><text:span text:style-name="T13">.kwickWrappedSet = </text:span><text:span text:style-name="T14">function</text:span><text:span text:style-name="T13">(</text:span><text:span text:style-name="T16">opt</text:span><text:span text:style-name="T13">) {</text:span></text:p>
            <text:p text:style-name="P5"><text:span text:style-name="T13"><text:s text:c="4"/></text:span><text:span text:style-name="T14">var</text:span><text:span text:style-name="T13"> options = </text:span><text:span text:style-name="T15">$</text:span><text:span text:style-name="T13">.extend(</text:span></text:p>
            <text:p text:style-name="P5"><text:span text:style-name="T13"><text:tab/></text:span><text:span text:style-name="T13"><text:tab/></text:span><text:span text:style-name="T13"><text:tab/></text:span><text:span text:style-name="T13">{}, // !</text:span></text:p>
            <text:p text:style-name="P5"><text:span text:style-name="T13"><text:s text:c="6"/></text:span><text:span text:style-name="T15">$</text:span><text:span text:style-name="T13">.</text:span><text:span text:style-name="T15">fn</text:span><text:span text:style-name="T13">.kwickWrappedSet.defaultOptions, </text:span></text:p>
            <text:p text:style-name="P5"><text:span text:style-name="T16"><text:s text:c="4"/></text:span><text:span text:style-name="T16"><text:tab/></text:span><text:span text:style-name="T16"><text:tab/></text:span><text:span text:style-name="T16">opt</text:span><text:span text:style-name="T13"> || {});</text:span></text:p>
            <text:p text:style-name="P5"><text:span text:style-name="T13"/></text:p>
            <text:p text:style-name="P5"><text:span text:style-name="T13"><text:s text:c="4"/></text:span><text:span text:style-name="T14">return</text:span><text:span text:style-name="T13"> </text:span><text:span text:style-name="T14">this</text:span><text:span text:style-name="T13">;</text:span></text:p>
            <text:p text:style-name="P5"><text:span text:style-name="T13"><text:s text:c="2"/></text:span><text:span text:style-name="T13">};</text:span></text:p>
            <text:p text:style-name="P5"><text:span text:style-name="T13"><text:s text:c="2"/></text:span><text:span text:style-name="T13">// exposed to outside world</text:span></text:p>
            <text:p text:style-name="P5"><text:span text:style-name="T15"><text:tab/></text:span><text:span text:style-name="T15">$</text:span><text:span text:style-name="T13">.</text:span><text:span text:style-name="T15">fn</text:span><text:span text:style-name="T13">.kwickWrappedSet.defaultOptions = {</text:span></text:p>
            <text:p text:style-name="P5"><text:span text:style-name="T13"><text:s text:c="6"/></text:span><text:span text:style-name="T13">width: 200,</text:span></text:p>
            <text:p text:style-name="P5"><text:span text:style-name="T13"><text:s text:c="6"/></text:span><text:span text:style-name="T13">height: 100</text:span></text:p>
            <text:p text:style-name="P5"><text:span text:style-name="T13"><text:s text:c="2"/></text:span><text:span text:style-name="T13">};</text:span></text:p>
            <text:p text:style-name="P5"><text:span text:style-name="T13">})(</text:span><text:span text:style-name="T15">jQuery</text:span><text:span text:style-name="T1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draw:frame presentation:style-name="pr3" draw:layer="layout" svg:width="25.199cm" svg:height="3.256cm" svg:x="1.4cm" svg:y="0.962cm" presentation:class="title">
          <draw:text-box>
            <text:p><text:span text:style-name="T2">Api Spec – Nerd Pr0n ($ &gt;= 1.5)</text:span></text:p>
          </draw:text-box>
        </draw:frame>
        <draw:frame presentation:style-name="pr6" draw:layer="layout" svg:width="25.199cm" svg:height="14.791cm" svg:x="1.4cm" svg:y="4.449cm" presentation:class="subtitle" presentation:user-transformed="true">
          <draw:text-box>
            <text:p text:style-name="P5"><text:span text:style-name="T13">/**</text:span></text:p>
            <text:p text:style-name="P5"><text:span text:style-name="T13"><text:s/></text:span><text:span text:style-name="T13">* </text:span><text:span text:style-name="T15">$</text:span><text:span text:style-name="T13">.kwick.util();</text:span></text:p>
            <text:p text:style-name="P5"><text:span text:style-name="T13"><text:s/></text:span><text:span text:style-name="T13">* </text:span><text:span text:style-name="T15">$</text:span><text:span text:style-name="T13">("a").kwick().wrap()</text:span></text:p>
            <text:p text:style-name="P5"><text:span text:style-name="T13"><text:s/></text:span><text:span text:style-name="T13">*/</text:span></text:p>
            <text:p text:style-name="P5"><text:span text:style-name="T13">(</text:span><text:span text:style-name="T14">function</text:span><text:span text:style-name="T13">(</text:span><text:span text:style-name="T15">$</text:span><text:span text:style-name="T13">) {</text:span></text:p>
            <text:p text:style-name="P5"><text:span text:style-name="T13"><text:s text:c="2"/></text:span><text:span text:style-name="T14">var</text:span><text:span text:style-name="T13"> kwick = </text:span><text:span text:style-name="T15">$</text:span><text:span text:style-name="T13">.sub();</text:span></text:p>
            <text:p text:style-name="P5"><text:span text:style-name="T13"/></text:p>
            <text:p text:style-name="P5"><text:span text:style-name="T13"><text:tab/></text:span><text:span text:style-name="T13">kwick.util = </text:span><text:span text:style-name="T14">function</text:span><text:span text:style-name="T13">() { // … };</text:span></text:p>
            <text:p text:style-name="P5"><text:span text:style-name="T13"><text:s text:c="2"/></text:span><text:span text:style-name="T13">kwick.fn.wrap = </text:span><text:span text:style-name="T14">function</text:span><text:span text:style-name="T13">() { // … };</text:span></text:p>
            <text:p text:style-name="P5"><text:span text:style-name="T13"/></text:p>
            <text:p text:style-name="P5"><text:span text:style-name="T13"><text:s text:c="2"/></text:span><text:span text:style-name="T13">$.kwick = kwick;</text:span></text:p>
            <text:p text:style-name="P5"><text:span text:style-name="T13"><text:s text:c="2"/></text:span><text:span text:style-name="T13">$.fn.kwick = </text:span><text:span text:style-name="T14">function</text:span><text:span text:style-name="T13">() {</text:span></text:p>
            <text:p text:style-name="P5"><text:span text:style-name="T13"><text:s text:c="4"/></text:span><text:span text:style-name="T14">return</text:span><text:span text:style-name="T13"> kwick(</text:span><text:span text:style-name="T14">this</text:span><text:span text:style-name="T13">);</text:span></text:p>
            <text:p text:style-name="P5"><text:span text:style-name="T13"><text:s text:c="2"/></text:span><text:span text:style-name="T13">};</text:span></text:p>
            <text:p text:style-name="P5"><text:span text:style-name="T13">})(</text:span><text:span text:style-name="T15">jQuery</text:span><text:span text:style-name="T1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>
        <draw:frame presentation:style-name="pr7" draw:text-style-name="P6" draw:layer="layout" svg:width="26.458cm" svg:height="17.936cm" svg:x="0.701cm" svg:y="1.537cm" presentation:class="subtitle" presentation:user-transformed="true">
          <draw:text-box>
            <text:p text:style-name="P4"><text:span text:style-name="T5">$</text:span><text:span text:style-name="T17">().end()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$</text:span><text:span text:style-name="T3">("#vortrag").ready(</text:span><text:span text:style-name="T7">function</text:span><text:span text:style-name="T3">() {</text:span></text:p>
            <text:p text:style-name="P5"><text:span text:style-name="T3"><text:tab/></text:span><text:span text:style-name="T5">$</text:span><text:span text:style-name="T3">(</text:span><text:span text:style-name="T7">this</text:span><text:span text:style-name="T3">).find(".team")</text:span></text:p>
            <text:p text:style-name="P5"><text:span text:style-name="T3"><text:s text:c="9"/></text:span><text:span text:style-name="T3">.ask(</text:span><text:span text:style-name="T7">function</text:span><text:span text:style-name="T3">(question) {</text:span></text:p>
            <text:p text:style-name="P5"><text:span text:style-name="T5"><text:s text:c="11"/></text:span><text:span text:style-name="T5">$</text:span><text:span text:style-name="T3">("#sven").answer(question);</text:span></text:p>
            <text:p text:style-name="P5"><text:span text:style-name="T3"><text:tab/></text:span><text:span text:style-name="T3"> <text:s text:c="6"/></text:span><text:span text:style-name="T3">});</text:span><text:span text:style-name="T3"><text:tab/></text:span></text:p>
            <text:p text:style-name="P5"><text:span text:style-name="T3">}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ven Space</meta:initial-creator>
    <meta:creation-date>2011-07-08T21:38:35</meta:creation-date>
    <meta:editing-duration>PT05H23M27S</meta:editing-duration>
    <meta:editing-cycles>19</meta:editing-cycles>
    <dc:date>2011-07-14T13:44:39</dc:date>
    <meta:generator>NeoOffice/3.1.2$Unix OpenOffice.org_project/Patch 9</meta:generator>
    <meta:document-statistic meta:object-count="75"/>
  </office:meta>
</office:document-meta>
</file>